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Reminder-2.1" table:style-name="ta1" table:print-ranges="A1:AF4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Reminder">
            <text:p>Reminder</text:p>
          </table:table-cell>
          <table:table-cell table:style-name="ce8" office:value-type="string" office:string-value="Reminder. Details">
            <text:p>Reminder. Details</text:p>
          </table:table-cell>
          <table:table-cell table:style-name="ce8" office:value-type="string" office:string-value=""/>
          <table:table-cell table:style-name="ce8" office:value-type="string" office:string-value="Reminder">
            <text:p>Reminder</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remind a customer of payments past due.">
            <text:p>A document used to remind a customer of payments past du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Reminder. UBL Version Identifier. Identifier">
            <text:p>Reminder. UBL Version Identifier. Identifier</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Reminder. Customization Identifier. Identifier">
            <text:p>Reminder. Customization Identifier. Identifier</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Reminder. Profile Identifier. Identifier">
            <text:p>Reminder. Profile Identifier. Identifier</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Reminder. Profile Execution Identifier. Identifier">
            <text:p>Reminder. Profile Execution Identifier. Identifier</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Reminder. Identifier">
            <text:p>Reminder. Identifier</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Invoice Number">
            <text:p>Invoice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334">
            <text:p>1334</text:p>
          </table:table-cell>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Reminder. Copy_ Indicator. Indicator">
            <text:p>Reminder. Copy_ Indicator. Indicator</text:p>
          </table:table-cell>
          <table:table-cell table:style-name="ce9" office:value-type="string" office:string-value=""/>
          <table:table-cell office:value-type="string" table:style-name="ce9" office:string-value="Reminder">
            <text:p>Reminder</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ade qualifer in property term possesive noun + made mandatory">
            <text:p>Change from Previous Version: made qualifer in property term possesive noun + made mandatory</text:p>
          </table:table-cell>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Reminder. UUID. Identifier">
            <text:p>Reminder. UUID. Identifier</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ade qualifer in property term possesive noun and changed from GUID to UUID">
            <text:p>Change from Previous Version: made qualifer in property term possesive noun and changed from GUID to UUID</text:p>
          </table:table-cell>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Reminder. Issue Date. Date">
            <text:p>Reminder. Issue Date. Date</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office:value-type="string" table:style-name="ce9" office:string-value="Invoice Date">
            <text:p>Invoice Date</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office:string-value="2377">
            <text:p>2377</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Split Date Time into Date and Time">
            <text:p>Change from Previous Version: Split Date Time into Date and Time</text:p>
          </table:table-cell>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Reminder. Issue Time. Time">
            <text:p>Reminder. Issue Time. Time</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office:string-value="2377">
            <text:p>2377</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Split Date Time into Date and Time">
            <text:p>Change from Previous Version: Split Date Time into Date and Time</text:p>
          </table:table-cell>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ReminderTypeCode">
            <text:p>ReminderTypeCode</text:p>
          </table:table-cell>
          <table:table-cell office:value-type="string" table:style-name="ce9" office:string-value="Reminder. Reminder Type Code. Code">
            <text:p>Reminder. Reminder Type Code. Code</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Reminder Type">
            <text:p>Reminder Type</text:p>
          </table:table-cell>
          <table:table-cell office:value-type="string" table:style-name="ce9" office:string-value="Code">
            <text:p>Code</text:p>
          </table:table-cell>
          <table:table-cell office:value-type="string" table:style-name="ce11" table:formula="of:=IF([.F12]&lt;&gt;&quot;&quot;;CONCATENATE([.F12];&quot; &quot;;[.G12]);[.G12])" office:string-value="Reminder Type Code">
            <text:p>Reminder Typ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2]&lt;&gt;&quot;&quot;;CONCATENATE([.J12];&quot;_ &quot;;[.I12];&quot;. Type&quot;);CONCATENATE([.I12];&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type of the Reminder.">
            <text:p>A code signifying the type of the Reminder.</text:p>
          </table:table-cell>
          <table:table-cell table:style-name="ce9" office:value-type="string" office:string-value=""/>
          <table:table-cell table:style-name="ce9" office:value-type="string" office:string-value="1027">
            <text:p>1027</text:p>
          </table:table-cell>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ReminderSequenceNumeric">
            <text:p>ReminderSequenceNumeric</text:p>
          </table:table-cell>
          <table:table-cell office:value-type="string" table:style-name="ce9" office:string-value="Reminder. Reminder Sequence. Numeric">
            <text:p>Reminder. Reminder Sequence. Numeric</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Reminder">
            <text:p>Reminder</text:p>
          </table:table-cell>
          <table:table-cell office:value-type="string" table:style-name="ce9" office:string-value="Sequence">
            <text:p>Sequence</text:p>
          </table:table-cell>
          <table:table-cell office:value-type="string" table:style-name="ce11" table:formula="of:=IF([.F13]&lt;&gt;&quot;&quot;;CONCATENATE([.F13];&quot; &quot;;[.G13]);[.G13])" office:string-value="Reminder Sequence">
            <text:p>Reminder Sequence</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13]&lt;&gt;&quot;&quot;;CONCATENATE([.J13];&quot;_ &quot;;[.I13];&quot;. Type&quot;);CONCATENATE([.I13];&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the current Reminder in the sequence of reminders relating to the specified payments; the number of reminders previously sent plus one.">
            <text:p>The number of the current Reminder in the sequence of reminders relating to the specified payments; the number of reminders previously sent plus on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Literal in H12 replaced with the formula used for the other cells in column H">
            <text:p>Changes for UBL 2.0 Update Package: Literal in H12 replaced with the formula used for the other cells in column H</text:p>
          </table:table-cell>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Reminder. Note. Text">
            <text:p>Reminder. Note. Text</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TaxPointDate">
            <text:p>TaxPointDate</text:p>
          </table:table-cell>
          <table:table-cell office:value-type="string" table:style-name="ce9" office:string-value="Reminder. Tax Point Date. Date">
            <text:p>Reminder. Tax Point Date. Date</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Tax Point">
            <text:p>Tax Point</text:p>
          </table:table-cell>
          <table:table-cell office:value-type="string" table:style-name="ce9" office:string-value="Date">
            <text:p>Date</text:p>
          </table:table-cell>
          <table:table-cell office:value-type="string" table:style-name="ce11" table:formula="of:=IF([.F15]&lt;&gt;&quot;&quot;;CONCATENATE([.F15];&quot; &quot;;[.G15]);[.G15])" office:string-value="Tax Point Date">
            <text:p>Tax Point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5]&lt;&gt;&quot;&quot;;CONCATENATE([.J15];&quot;_ &quot;;[.I15];&quot;. Type&quot;);CONCATENATE([.I15];&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of the Reminder, used to indicate the point at which tax becomes applicable.">
            <text:p>The date of the Reminder, used to indicate the point at which tax becomes applicable.</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DocumentCurrencyCode">
            <text:p>DocumentCurrencyCode</text:p>
          </table:table-cell>
          <table:table-cell office:value-type="string" table:style-name="ce9" office:string-value="Reminder. Document_ Currency Code. Code">
            <text:p>Reminder. Document_ Currency Code. Code</text:p>
          </table:table-cell>
          <table:table-cell table:style-name="ce9" office:value-type="string" office:string-value=""/>
          <table:table-cell office:value-type="string" table:style-name="ce9" office:string-value="Reminder">
            <text:p>Reminder</text:p>
          </table:table-cell>
          <table:table-cell office:value-type="string" table:style-name="ce9" office:string-value="Document">
            <text:p>Document</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6]&lt;&gt;&quot;&quot;;CONCATENATE([.F16];&quot; &quot;;[.G16]);[.G16])"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6]&lt;&gt;&quot;&quot;;CONCATENATE([.J16];&quot;_ &quot;;[.I16];&quot;. Type&quot;);CONCATENATE([.I16];&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 made mandatory">
            <text:p>Change from Previous Version: Modified definition text + made mandatory</text:p>
          </table:table-cell>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TaxCurrencyCode">
            <text:p>TaxCurrencyCode</text:p>
          </table:table-cell>
          <table:table-cell office:value-type="string" table:style-name="ce9" office:string-value="Reminder. Tax_ Currency Code. Code">
            <text:p>Reminder. Tax_ Currency Code. Code</text:p>
          </table:table-cell>
          <table:table-cell table:style-name="ce9" office:value-type="string" office:string-value=""/>
          <table:table-cell office:value-type="string" table:style-name="ce9" office:string-value="Reminder">
            <text:p>Reminder</text:p>
          </table:table-cell>
          <table:table-cell office:value-type="string" table:style-name="ce9" office:string-value="Tax">
            <text:p>Tax</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7]&lt;&gt;&quot;&quot;;CONCATENATE([.F17];&quot; &quot;;[.G17]);[.G17])"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7]&lt;&gt;&quot;&quot;;CONCATENATE([.J17];&quot;_ &quot;;[.I17];&quot;. Type&quot;);CONCATENATE([.I17];&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currency used for tax amounts in the Reminder.">
            <text:p>A code signifying the currency used for tax amounts in the Remi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18]=&quot;UUID&quot;;&quot;UUID&quot;;SUBSTITUTE(SUBSTITUTE(CONCATENATE(IF([.E18]=&quot;Universally Unique&quot;;&quot;UU&quot;;[.E18]);IF([.G18]&lt;&gt;[.I18];[.H18];[.F18]);CONCATENATE(IF([.I18]=&quot;Identifier&quot;;&quot;ID&quot;;IF([.I18]=&quot;Text&quot;;&quot;&quot;;[.I18]))));&quot; &quot;;&quot;&quot;);&quot;'&quot;;&quot;&quot;))" office:value-type="string" table:style-name="ce3" office:string-value="PricingCurrencyCode">
            <text:p>PricingCurrencyCode</text:p>
          </table:table-cell>
          <table:table-cell office:value-type="string" table:style-name="ce9" office:string-value="Reminder. Pricing_ Currency Code. Code">
            <text:p>Reminder. Pricing_ Currency Code. Code</text:p>
          </table:table-cell>
          <table:table-cell table:style-name="ce9" office:value-type="string" office:string-value=""/>
          <table:table-cell office:value-type="string" table:style-name="ce9" office:string-value="Reminder">
            <text:p>Reminder</text:p>
          </table:table-cell>
          <table:table-cell office:value-type="string" table:style-name="ce9" office:string-value="Pricing">
            <text:p>Pricing</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8]&lt;&gt;&quot;&quot;;CONCATENATE([.F18];&quot; &quot;;[.G18]);[.G18])"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8]&lt;&gt;&quot;&quot;;CONCATENATE([.J18];&quot;_ &quot;;[.I18];&quot;. Type&quot;);CONCATENATE([.I18];&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currency used for prices in the Reminder.">
            <text:p>A code signifying the currency used for prices in the Reminder.</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19]=&quot;UUID&quot;;&quot;UUID&quot;;SUBSTITUTE(SUBSTITUTE(CONCATENATE(IF([.E19]=&quot;Universally Unique&quot;;&quot;UU&quot;;[.E19]);IF([.G19]&lt;&gt;[.I19];[.H19];[.F19]);CONCATENATE(IF([.I19]=&quot;Identifier&quot;;&quot;ID&quot;;IF([.I19]=&quot;Text&quot;;&quot;&quot;;[.I19]))));&quot; &quot;;&quot;&quot;);&quot;'&quot;;&quot;&quot;))" office:value-type="string" table:style-name="ce3" office:string-value="PaymentCurrencyCode">
            <text:p>PaymentCurrencyCode</text:p>
          </table:table-cell>
          <table:table-cell office:value-type="string" table:style-name="ce9" office:string-value="Reminder. Payment_ Currency Code. Code">
            <text:p>Reminder. Payment_ Currency Code. Code</text:p>
          </table:table-cell>
          <table:table-cell table:style-name="ce9" office:value-type="string" office:string-value=""/>
          <table:table-cell office:value-type="string" table:style-name="ce9" office:string-value="Reminder">
            <text:p>Reminder</text:p>
          </table:table-cell>
          <table:table-cell office:value-type="string" table:style-name="ce9" office:string-value="Payment">
            <text:p>Payment</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9]&lt;&gt;&quot;&quot;;CONCATENATE([.F19];&quot; &quot;;[.G19]);[.G19])"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9]&lt;&gt;&quot;&quot;;CONCATENATE([.J19];&quot;_ &quot;;[.I19];&quot;. Type&quot;);CONCATENATE([.I19];&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currency used for payment in the Reminder.">
            <text:p>A code signifying the currency used for payment in the Remi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20]=&quot;UUID&quot;;&quot;UUID&quot;;SUBSTITUTE(SUBSTITUTE(CONCATENATE(IF([.E20]=&quot;Universally Unique&quot;;&quot;UU&quot;;[.E20]);IF([.G20]&lt;&gt;[.I20];[.H20];[.F20]);CONCATENATE(IF([.I20]=&quot;Identifier&quot;;&quot;ID&quot;;IF([.I20]=&quot;Text&quot;;&quot;&quot;;[.I20]))));&quot; &quot;;&quot;&quot;);&quot;'&quot;;&quot;&quot;))" office:value-type="string" table:style-name="ce3" office:string-value="PaymentAlternativeCurrencyCode">
            <text:p>PaymentAlternativeCurrencyCode</text:p>
          </table:table-cell>
          <table:table-cell office:value-type="string" table:style-name="ce9" office:string-value="Reminder. Payment Alternative_ Currency Code. Code">
            <text:p>Reminder. Payment Alternative_ Currency Code. Code</text:p>
          </table:table-cell>
          <table:table-cell table:style-name="ce9" office:value-type="string" office:string-value=""/>
          <table:table-cell office:value-type="string" table:style-name="ce9" office:string-value="Reminder">
            <text:p>Reminder</text:p>
          </table:table-cell>
          <table:table-cell office:value-type="string" table:style-name="ce9" office:string-value="Payment Alternative">
            <text:p>Payment Alternative</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20]&lt;&gt;&quot;&quot;;CONCATENATE([.F20];&quot; &quot;;[.G20]);[.G20])"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20]&lt;&gt;&quot;&quot;;CONCATENATE([.J20];&quot;_ &quot;;[.I20];&quot;. Type&quot;);CONCATENATE([.I20];&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alternative currency used for payment in the Reminder.">
            <text:p>A code signifying the alternative currency used for payment in the Remi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21]=&quot;UUID&quot;;&quot;UUID&quot;;SUBSTITUTE(SUBSTITUTE(CONCATENATE(IF([.E21]=&quot;Universally Unique&quot;;&quot;UU&quot;;[.E21]);IF([.G21]&lt;&gt;[.I21];[.H21];[.F21]);CONCATENATE(IF([.I21]=&quot;Identifier&quot;;&quot;ID&quot;;IF([.I21]=&quot;Text&quot;;&quot;&quot;;[.I21]))));&quot; &quot;;&quot;&quot;);&quot;'&quot;;&quot;&quot;))" office:value-type="string" table:style-name="ce3" office:string-value="AccountingCostCode">
            <text:p>AccountingCostCode</text:p>
          </table:table-cell>
          <table:table-cell office:value-type="string" table:style-name="ce9" office:string-value="Reminder. Accounting Cost Code. Code">
            <text:p>Reminder. Accounting Cost Code. Code</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Accounting Cost">
            <text:p>Accounting Cost</text:p>
          </table:table-cell>
          <table:table-cell office:value-type="string" table:style-name="ce9" office:string-value="Code">
            <text:p>Code</text:p>
          </table:table-cell>
          <table:table-cell office:value-type="string" table:style-name="ce11" table:formula="of:=IF([.F21]&lt;&gt;&quot;&quot;;CONCATENATE([.F21];&quot; &quot;;[.G21]);[.G21])" office:string-value="Accounting Cost Code">
            <text:p>Accounting Cost Code</text:p>
          </table:table-cell>
          <table:table-cell office:value-type="string" table:style-name="ce9" office:string-value="Code">
            <text:p>Code</text:p>
          </table:table-cell>
          <table:table-cell table:style-name="ce9" office:value-type="string" office:string-value=""/>
          <table:table-cell office:value-type="string" table:style-name="ce11" table:formula="of:=IF([.J21]&lt;&gt;&quot;&quot;;CONCATENATE([.J21];&quot;_ &quot;;[.I21];&quot;. Type&quot;);CONCATENATE([.I21];&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buyer's accounting code, applied to the Reminder as a whole.">
            <text:p>The buyer's accounting code, applied to the Reminder as a whole.</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22]=&quot;UUID&quot;;&quot;UUID&quot;;SUBSTITUTE(SUBSTITUTE(CONCATENATE(IF([.E22]=&quot;Universally Unique&quot;;&quot;UU&quot;;[.E22]);IF([.G22]&lt;&gt;[.I22];[.H22];[.F22]);CONCATENATE(IF([.I22]=&quot;Identifier&quot;;&quot;ID&quot;;IF([.I22]=&quot;Text&quot;;&quot;&quot;;[.I22]))));&quot; &quot;;&quot;&quot;);&quot;'&quot;;&quot;&quot;))" office:value-type="string" table:style-name="ce3" office:string-value="AccountingCost">
            <text:p>AccountingCost</text:p>
          </table:table-cell>
          <table:table-cell office:value-type="string" table:style-name="ce9" office:string-value="Reminder. Accounting Cost. Text">
            <text:p>Reminder. Accounting Cost. Text</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Accounting">
            <text:p>Accounting</text:p>
          </table:table-cell>
          <table:table-cell office:value-type="string" table:style-name="ce9" office:string-value="Cost">
            <text:p>Cost</text:p>
          </table:table-cell>
          <table:table-cell office:value-type="string" table:style-name="ce11" table:formula="of:=IF([.F22]&lt;&gt;&quot;&quot;;CONCATENATE([.F22];&quot; &quot;;[.G22]);[.G22])" office:string-value="Accounting Cost">
            <text:p>Accounting Cost</text:p>
          </table:table-cell>
          <table:table-cell office:value-type="string" table:style-name="ce9" office:string-value="Text">
            <text:p>Text</text:p>
          </table:table-cell>
          <table:table-cell table:style-name="ce9" office:value-type="string" office:string-value=""/>
          <table:table-cell office:value-type="string" table:style-name="ce11" table:formula="of:=IF([.J22]&lt;&gt;&quot;&quot;;CONCATENATE([.J22];&quot;_ &quot;;[.I22];&quot;. Type&quot;);CONCATENATE([.I2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buyer's accounting code, applied to the Reminder as a whole, expressed as text.">
            <text:p>The buyer's accounting code, applied to the Reminder as a whole, expressed as text.</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23]=&quot;UUID&quot;;&quot;UUID&quot;;SUBSTITUTE(SUBSTITUTE(CONCATENATE(IF([.E23]=&quot;Universally Unique&quot;;&quot;UU&quot;;[.E23]);IF([.G23]&lt;&gt;[.I23];[.H23];[.F23]);CONCATENATE(IF([.I23]=&quot;Identifier&quot;;&quot;ID&quot;;IF([.I23]=&quot;Text&quot;;&quot;&quot;;[.I23]))));&quot; &quot;;&quot;&quot;);&quot;'&quot;;&quot;&quot;))" office:value-type="string" table:style-name="ce3" office:string-value="LineCountNumeric">
            <text:p>LineCountNumeric</text:p>
          </table:table-cell>
          <table:table-cell office:value-type="string" table:style-name="ce9" office:string-value="Reminder. Line Count. Numeric">
            <text:p>Reminder. Line Count. Numeric</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Line">
            <text:p>Line</text:p>
          </table:table-cell>
          <table:table-cell office:value-type="string" table:style-name="ce9" office:string-value="Count">
            <text:p>Count</text:p>
          </table:table-cell>
          <table:table-cell office:value-type="string" table:style-name="ce11" table:formula="of:=IF([.F23]&lt;&gt;&quot;&quot;;CONCATENATE([.F23];&quot; &quot;;[.G23]);[.G23])" office:string-value="Line Count">
            <text:p>Line Count</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23]&lt;&gt;&quot;&quot;;CONCATENATE([.J23];&quot;_ &quot;;[.I23];&quot;. Type&quot;);CONCATENATE([.I23];&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Reminder Lines in this document.">
            <text:p>The number of Reminder Lines in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ReminderPeriod">
            <text:p>ReminderPeriod</text:p>
          </table:table-cell>
          <table:table-cell table:style-name="ce10" office:value-type="string" office:string-value="Reminder. Reminder_ Period. Period">
            <text:p>Reminder. Reminder_ Period. Period</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Reminder">
            <text:p>Reminder</text:p>
          </table:table-cell>
          <table:table-cell table:style-name="ce10" office:value-type="string" office:string-value=""/>
          <table:table-cell table:style-name="ce10" office:value-type="string" office:string-value=""/>
          <table:table-cell table:style-name="ce10" table:formula="of:=[.M24]"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periods to which the Reminder applies.">
            <text:p>The periods to which the Reminder applies.</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AdditionalDocumentReference">
            <text:p>AdditionalDocumentReference</text:p>
          </table:table-cell>
          <table:table-cell table:style-name="ce10" office:value-type="string" office:string-value="Reminder. Additional_ Document Reference. Document Reference">
            <text:p>Reminder. Additional_ Document Reference. Document Reference</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2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Signature">
            <text:p>Signature</text:p>
          </table:table-cell>
          <table:table-cell table:style-name="ce10" office:value-type="string" office:string-value="Reminder. Signature">
            <text:p>Reminder. Signature</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AccountingSupplierParty">
            <text:p>AccountingSupplierParty</text:p>
          </table:table-cell>
          <table:table-cell table:style-name="ce10" office:value-type="string" office:string-value="Reminder. Accounting_ Supplier Party. Supplier Party">
            <text:p>Reminder. Accounting_ Supplier Party. Supplier Party</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Accounting">
            <text:p>Accounting</text:p>
          </table:table-cell>
          <table:table-cell table:style-name="ce10" office:value-type="string" office:string-value=""/>
          <table:table-cell table:style-name="ce10" office:value-type="string" office:string-value=""/>
          <table:table-cell table:style-name="ce10" table:formula="of:=[.M27]"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accounting supplier party.">
            <text:p>The accounting supplier party.</text:p>
          </table:table-cell>
          <table:table-cell table:style-name="ce10" office:value-type="string" office:string-value=""/>
          <table:table-cell table:style-name="ce10" office:value-type="string" office:string-value="3029">
            <text:p>302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AccountingCustomerParty">
            <text:p>AccountingCustomerParty</text:p>
          </table:table-cell>
          <table:table-cell table:style-name="ce10" office:value-type="string" office:string-value="Reminder. Accounting_ Customer Party. Customer Party">
            <text:p>Reminder. Accounting_ Customer Party. Customer Party</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Accounting">
            <text:p>Accounting</text:p>
          </table:table-cell>
          <table:table-cell table:style-name="ce10" office:value-type="string" office:string-value=""/>
          <table:table-cell table:style-name="ce10" office:value-type="string" office:string-value=""/>
          <table:table-cell table:style-name="ce10" table:formula="of:=[.M28]"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accounting customer party.">
            <text:p>The accounting customer party.</text:p>
          </table:table-cell>
          <table:table-cell table:style-name="ce10" office:value-type="string" office:string-value=""/>
          <table:table-cell table:style-name="ce10" office:value-type="string" office:string-value="3007">
            <text:p>3007</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29]=&quot;Universally Unique&quot;;&quot;UU&quot;;[.E29]);[.F29];IF([.H29]&lt;&gt;[.I29];[.H29];&quot;&quot;);CONCATENATE(IF([.I29]=&quot;Identifier&quot;;&quot;ID&quot;;IF([.I29]=&quot;Text&quot;;&quot;&quot;;[.I29]))));&quot; &quot;;&quot;&quot;);&quot;'&quot;;&quot;&quot;)" office:value-type="string" office:string-value="PayeeParty">
            <text:p>PayeeParty</text:p>
          </table:table-cell>
          <table:table-cell table:style-name="ce10" office:value-type="string" office:string-value="Reminder. Payee_ Party. Party">
            <text:p>Reminder. Payee_ Party. Party</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Payee">
            <text:p>Payee</text:p>
          </table:table-cell>
          <table:table-cell table:style-name="ce10" office:value-type="string" office:string-value=""/>
          <table:table-cell table:style-name="ce10" office:value-type="string" office:string-value=""/>
          <table:table-cell table:style-name="ce10" table:formula="of:=[.M2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yee.">
            <text:p>The paye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30]=&quot;Universally Unique&quot;;&quot;UU&quot;;[.E30]);[.F30];IF([.H30]&lt;&gt;[.I30];[.H30];&quot;&quot;);CONCATENATE(IF([.I30]=&quot;Identifier&quot;;&quot;ID&quot;;IF([.I30]=&quot;Text&quot;;&quot;&quot;;[.I30]))));&quot; &quot;;&quot;&quot;);&quot;'&quot;;&quot;&quot;)" office:value-type="string" office:string-value="TaxRepresentativeParty">
            <text:p>TaxRepresentativeParty</text:p>
          </table:table-cell>
          <table:table-cell table:style-name="ce10" office:value-type="string" office:string-value="Reminder. Tax Representative_ Party. Party">
            <text:p>Reminder. Tax Representative_ Party. Party</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Tax Representative">
            <text:p>Tax Representative</text:p>
          </table:table-cell>
          <table:table-cell table:style-name="ce10" office:value-type="string" office:string-value=""/>
          <table:table-cell table:style-name="ce10" office:value-type="string" office:string-value=""/>
          <table:table-cell table:style-name="ce10" table:formula="of:=[.M30]"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ax representative.">
            <text:p>The tax representativ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1]=&quot;Universally Unique&quot;;&quot;UU&quot;;[.E31]);[.F31];IF([.H31]&lt;&gt;[.I31];[.H31];&quot;&quot;);CONCATENATE(IF([.I31]=&quot;Identifier&quot;;&quot;ID&quot;;IF([.I31]=&quot;Text&quot;;&quot;&quot;;[.I31]))));&quot; &quot;;&quot;&quot;);&quot;'&quot;;&quot;&quot;)" office:value-type="string" office:string-value="PaymentMeans">
            <text:p>PaymentMeans</text:p>
          </table:table-cell>
          <table:table-cell table:style-name="ce10" office:value-type="string" office:string-value="Reminder. Payment Means">
            <text:p>Reminder. Payment Means</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31]" office:value-type="string" office:string-value="Payment Means">
            <text:p>Payment Means</text:p>
          </table:table-cell>
          <table:table-cell table:style-name="ce10" office:value-type="string"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yment Means">
            <text:p>Payment Means</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Expected means of payment.">
            <text:p>Expected means of paym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32]=&quot;Universally Unique&quot;;&quot;UU&quot;;[.E32]);[.F32];IF([.H32]&lt;&gt;[.I32];[.H32];&quot;&quot;);CONCATENATE(IF([.I32]=&quot;Identifier&quot;;&quot;ID&quot;;IF([.I32]=&quot;Text&quot;;&quot;&quot;;[.I32]))));&quot; &quot;;&quot;&quot;);&quot;'&quot;;&quot;&quot;)" office:value-type="string" office:string-value="PaymentTerms">
            <text:p>PaymentTerms</text:p>
          </table:table-cell>
          <table:table-cell table:style-name="ce10" office:value-type="string" office:string-value="Reminder. Payment Terms">
            <text:p>Reminder. Payment Terms</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32]" office:value-type="string" office:string-value="Payment Terms">
            <text:p>Payment Terms</text:p>
          </table:table-cell>
          <table:table-cell table:style-name="ce10" office:value-type="string"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yment Terms">
            <text:p>Payment Terms</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33]=&quot;Universally Unique&quot;;&quot;UU&quot;;[.E33]);[.F33];IF([.H33]&lt;&gt;[.I33];[.H33];&quot;&quot;);CONCATENATE(IF([.I33]=&quot;Identifier&quot;;&quot;ID&quot;;IF([.I33]=&quot;Text&quot;;&quot;&quot;;[.I33]))));&quot; &quot;;&quot;&quot;);&quot;'&quot;;&quot;&quot;)" office:value-type="string" office:string-value="PrepaidPayment">
            <text:p>PrepaidPayment</text:p>
          </table:table-cell>
          <table:table-cell table:style-name="ce10" office:value-type="string" office:string-value="Reminder. Prepaid_ Payment. Payment">
            <text:p>Reminder. Prepaid_ Payment. Payment</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Prepaid">
            <text:p>Prepaid</text:p>
          </table:table-cell>
          <table:table-cell table:style-name="ce10" office:value-type="string" office:string-value=""/>
          <table:table-cell table:style-name="ce10" office:value-type="string" office:string-value=""/>
          <table:table-cell table:style-name="ce10" table:formula="of:=[.M33]" office:value-type="string" office:string-value="Payment">
            <text:p>Payment</text:p>
          </table:table-cell>
          <table:table-cell table:style-name="ce10" office:value-type="string" office:string-value="Payment">
            <text:p>Pay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yment">
            <text:p>Paymen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repaid payment.">
            <text:p>A prepaid pay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4]=&quot;Universally Unique&quot;;&quot;UU&quot;;[.E34]);[.F34];IF([.H34]&lt;&gt;[.I34];[.H34];&quot;&quot;);CONCATENATE(IF([.I34]=&quot;Identifier&quot;;&quot;ID&quot;;IF([.I34]=&quot;Text&quot;;&quot;&quot;;[.I34]))));&quot; &quot;;&quot;&quot;);&quot;'&quot;;&quot;&quot;)" office:value-type="string" office:string-value="AllowanceCharge">
            <text:p>AllowanceCharge</text:p>
          </table:table-cell>
          <table:table-cell table:style-name="ce10" office:value-type="string" office:string-value="Reminder. Allowance Charge">
            <text:p>Reminder. Allowance Charge</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34]" office:value-type="string" office:string-value="Allowance Charge">
            <text:p>Allowance Charge</text:p>
          </table:table-cell>
          <table:table-cell table:style-name="ce10" office:value-type="string"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Allowance Charge">
            <text:p>Allowance Charg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35]=&quot;Universally Unique&quot;;&quot;UU&quot;;[.E35]);[.F35];IF([.H35]&lt;&gt;[.I35];[.H35];&quot;&quot;);CONCATENATE(IF([.I35]=&quot;Identifier&quot;;&quot;ID&quot;;IF([.I35]=&quot;Text&quot;;&quot;&quot;;[.I35]))));&quot; &quot;;&quot;&quot;);&quot;'&quot;;&quot;&quot;)" office:value-type="string" office:string-value="TaxExchangeRate">
            <text:p>TaxExchangeRate</text:p>
          </table:table-cell>
          <table:table-cell table:style-name="ce10" office:value-type="string" office:string-value="Reminder. Tax_ Exchange Rate. Exchange Rate">
            <text:p>Reminder. Tax_ Exchange Rate. Exchange Rate</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Tax">
            <text:p>Tax</text:p>
          </table:table-cell>
          <table:table-cell table:style-name="ce10" office:value-type="string" office:string-value=""/>
          <table:table-cell table:style-name="ce10" office:value-type="string" office:string-value=""/>
          <table:table-cell table:style-name="ce10" table:formula="of:=[.M35]" office:value-type="string" office:string-value="Exchange Rate">
            <text:p>Exchange Rate</text:p>
          </table:table-cell>
          <table:table-cell table:style-name="ce10" office:value-type="string"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xchange Rate">
            <text:p>Exchange Rat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exchange rate between the document currency and the tax currency.">
            <text:p>The exchange rate between the document currency and the tax currenc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6]=&quot;Universally Unique&quot;;&quot;UU&quot;;[.E36]);[.F36];IF([.H36]&lt;&gt;[.I36];[.H36];&quot;&quot;);CONCATENATE(IF([.I36]=&quot;Identifier&quot;;&quot;ID&quot;;IF([.I36]=&quot;Text&quot;;&quot;&quot;;[.I36]))));&quot; &quot;;&quot;&quot;);&quot;'&quot;;&quot;&quot;)" office:value-type="string" office:string-value="PricingExchangeRate">
            <text:p>PricingExchangeRate</text:p>
          </table:table-cell>
          <table:table-cell table:style-name="ce10" office:value-type="string" office:string-value="Reminder. Pricing_ Exchange Rate. Exchange Rate">
            <text:p>Reminder. Pricing_ Exchange Rate. Exchange Rate</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Pricing">
            <text:p>Pricing</text:p>
          </table:table-cell>
          <table:table-cell table:style-name="ce10" office:value-type="string" office:string-value=""/>
          <table:table-cell table:style-name="ce10" office:value-type="string" office:string-value=""/>
          <table:table-cell table:style-name="ce10" table:formula="of:=[.M36]" office:value-type="string" office:string-value="Exchange Rate">
            <text:p>Exchange Rate</text:p>
          </table:table-cell>
          <table:table-cell table:style-name="ce10" office:value-type="string"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xchange Rate">
            <text:p>Exchange Rat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exchange rate between the document currency and the pricing currency.">
            <text:p>The exchange rate between the document currency and the pricing currenc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7]=&quot;Universally Unique&quot;;&quot;UU&quot;;[.E37]);[.F37];IF([.H37]&lt;&gt;[.I37];[.H37];&quot;&quot;);CONCATENATE(IF([.I37]=&quot;Identifier&quot;;&quot;ID&quot;;IF([.I37]=&quot;Text&quot;;&quot;&quot;;[.I37]))));&quot; &quot;;&quot;&quot;);&quot;'&quot;;&quot;&quot;)" office:value-type="string" office:string-value="PaymentExchangeRate">
            <text:p>PaymentExchangeRate</text:p>
          </table:table-cell>
          <table:table-cell table:style-name="ce10" office:value-type="string" office:string-value="Reminder. Payment_ Exchange Rate. Exchange Rate">
            <text:p>Reminder. Payment_ Exchange Rate. Exchange Rate</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Payment">
            <text:p>Payment</text:p>
          </table:table-cell>
          <table:table-cell table:style-name="ce10" office:value-type="string" office:string-value=""/>
          <table:table-cell table:style-name="ce10" office:value-type="string" office:string-value=""/>
          <table:table-cell table:style-name="ce10" table:formula="of:=[.M37]" office:value-type="string" office:string-value="Exchange Rate">
            <text:p>Exchange Rate</text:p>
          </table:table-cell>
          <table:table-cell table:style-name="ce10" office:value-type="string"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xchange Rate">
            <text:p>Exchange Rat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exchange rate between the document currency and the payment currency.">
            <text:p>The exchange rate between the document currency and the payment currenc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8]=&quot;Universally Unique&quot;;&quot;UU&quot;;[.E38]);[.F38];IF([.H38]&lt;&gt;[.I38];[.H38];&quot;&quot;);CONCATENATE(IF([.I38]=&quot;Identifier&quot;;&quot;ID&quot;;IF([.I38]=&quot;Text&quot;;&quot;&quot;;[.I38]))));&quot; &quot;;&quot;&quot;);&quot;'&quot;;&quot;&quot;)" office:value-type="string" office:string-value="PaymentAlternativeExchangeRate">
            <text:p>PaymentAlternativeExchangeRate</text:p>
          </table:table-cell>
          <table:table-cell table:style-name="ce10" office:value-type="string" office:string-value="Reminder. Payment Alternative_ Exchange Rate. Exchange Rate">
            <text:p>Reminder. Payment Alternative_ Exchange Rate. Exchange Rate</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Payment Alternative">
            <text:p>Payment Alternative</text:p>
          </table:table-cell>
          <table:table-cell table:style-name="ce10" office:value-type="string" office:string-value=""/>
          <table:table-cell table:style-name="ce10" office:value-type="string" office:string-value=""/>
          <table:table-cell table:style-name="ce10" table:formula="of:=[.M38]" office:value-type="string" office:string-value="Exchange Rate">
            <text:p>Exchange Rate</text:p>
          </table:table-cell>
          <table:table-cell table:style-name="ce10" office:value-type="string"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xchange Rate">
            <text:p>Exchange Rat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exchange rate between the document currency and the payment alternative currency.">
            <text:p>The exchange rate between the document currency and the payment alternative currenc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9]=&quot;Universally Unique&quot;;&quot;UU&quot;;[.E39]);[.F39];IF([.H39]&lt;&gt;[.I39];[.H39];&quot;&quot;);CONCATENATE(IF([.I39]=&quot;Identifier&quot;;&quot;ID&quot;;IF([.I39]=&quot;Text&quot;;&quot;&quot;;[.I39]))));&quot; &quot;;&quot;&quot;);&quot;'&quot;;&quot;&quot;)" office:value-type="string" office:string-value="TaxTotal">
            <text:p>TaxTotal</text:p>
          </table:table-cell>
          <table:table-cell table:style-name="ce10" office:value-type="string" office:string-value="Reminder. Tax Total">
            <text:p>Reminder. Tax Total</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39]" office:value-type="string" office:string-value="Tax Total">
            <text:p>Tax Total</text:p>
          </table:table-cell>
          <table:table-cell table:style-name="ce10" office:value-type="string"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ax Total">
            <text:p>Tax Total</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total amount of a specific type of tax.">
            <text:p>The total amount of a specific type of tax.</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40]=&quot;Universally Unique&quot;;&quot;UU&quot;;[.E40]);[.F40];IF([.H40]&lt;&gt;[.I40];[.H40];&quot;&quot;);CONCATENATE(IF([.I40]=&quot;Identifier&quot;;&quot;ID&quot;;IF([.I40]=&quot;Text&quot;;&quot;&quot;;[.I40]))));&quot; &quot;;&quot;&quot;);&quot;'&quot;;&quot;&quot;)" office:value-type="string" office:string-value="LegalMonetaryTotal">
            <text:p>LegalMonetaryTotal</text:p>
          </table:table-cell>
          <table:table-cell table:style-name="ce10" office:value-type="string" office:string-value="Reminder. Legal_ Monetary Total. Monetary Total">
            <text:p>Reminder. Legal_ Monetary Total. Monetary Total</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Legal">
            <text:p>Legal</text:p>
          </table:table-cell>
          <table:table-cell table:style-name="ce10" office:value-type="string" office:string-value=""/>
          <table:table-cell table:style-name="ce10" office:value-type="string" office:string-value=""/>
          <table:table-cell table:style-name="ce10" table:formula="of:=[.M40]" office:value-type="string" office:string-value="Monetary Total">
            <text:p>Monetary Total</text:p>
          </table:table-cell>
          <table:table-cell table:style-name="ce10" office:value-type="string"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Monetary Total">
            <text:p>Monetary Total</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total amount payable on the Invoice, including Allowances, Charges, and Taxes.">
            <text:p>The total amount payable on the Invoice, including Allowances, Charges, and Taxes.</text:p>
          </table:table-cell>
          <table:table-cell table:style-name="ce10" office:value-type="string" office:string-value=""/>
          <table:table-cell table:style-name="ce10" office:value-type="string" office:string-value="5214">
            <text:p>5214</text:p>
          </table:table-cell>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41]=&quot;Universally Unique&quot;;&quot;UU&quot;;[.E41]);[.F41];IF([.H41]&lt;&gt;[.I41];[.H41];&quot;&quot;);CONCATENATE(IF([.I41]=&quot;Identifier&quot;;&quot;ID&quot;;IF([.I41]=&quot;Text&quot;;&quot;&quot;;[.I41]))));&quot; &quot;;&quot;&quot;);&quot;'&quot;;&quot;&quot;)" office:value-type="string" office:string-value="ReminderLine">
            <text:p>ReminderLine</text:p>
          </table:table-cell>
          <table:table-cell table:style-name="ce10" office:value-type="string" office:string-value="Reminder. Reminder Line">
            <text:p>Reminder. Reminder Line</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41]" office:value-type="string" office:string-value="Reminder Line">
            <text:p>Reminder Line</text:p>
          </table:table-cell>
          <table:table-cell table:style-name="ce10" office:value-type="string" office:string-value="Reminder Line">
            <text:p>Reminder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Reminder Line">
            <text:p>Reminder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describing a payment past due.">
            <text:p>A line describing a payment past due.</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